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margin-top="0.0398in" fo:margin-bottom="0.0398in" loext:contextual-spacing="false" fo:line-height="150%" fo:text-align="justify" style:justify-single-word="false"/>
    </style:style>
    <style:style style:name="P3" style:family="paragraph" style:parent-style-name="Standard">
      <style:paragraph-properties fo:margin-top="0.0791in" fo:margin-bottom="0.0791in" loext:contextual-spacing="false" fo:line-height="150%" fo:text-align="justify" style:justify-single-word="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Положај афро-американаца и однос становништва према њима</text:p>
      <text:p text:style-name="P1"/>
      <text:p text:style-name="P2">До сада указане разлике у описању медија иако наизразеније у погледу одниса према припадницима покрета свакако су биле присутне и у погледу слике коју су прузале о полозају афро америцког друства југа. У овој другој знацајној теми којом су се медију бавили нецемо приметити драстицне разлике у погледу слике коју су прузале цитаоцима како је то био слуцај када смо разматрали њихов став према самом покрету. У слуцају полозаја грађана пре цемо приметити суптилне разлике у нацину преносења вести, односно како цемо видети у неким слуцајевима непреносења вести, које ипак остављају драстицно другације утиске на цитаоца.<text:tab/>Када говоримо о полозају аффро американаца неопходно је посебан акценат ставити два главна фактора, И две главне тема медија, то су 1. Однос Белацког становниства југа према афро американцима, И 2. Резултати историјријског тренда понасања белацког становниства према афро американцима. Тако моземо реци да је друго фактор заправо креирао оно сто називамо “полозајем афро американаца” док се први фактор, однсно тренутни однос према афро америцком становниству.</text:p>
      <text:p text:style-name="P1"/>
      <text:p text:style-name="P1">Однос Белацног становниства према афро американцима</text:p>
      <text:p text:style-name="P1"/>
      <text:p text:style-name="P1"><text:tab/>У јануару 1965. пре поцетка саме борбе за права гласања најзаступљенија тема у медијима, када је рец о афро-америцкој борби за грађанска права била је известавање о ефикасности спровођења закона из 1964. ондосно пре свега десегрегација јавних установа. Посматрајуци ову тему моземо приметити пре свега потпуно разлицита виђења када је у питању ефикасност спровођења прописаних мера.</text:p>
      <text:p text:style-name="P1">Током извештавања о положају афро-американаца у времену пре деловања покрета и њиховој интеграцији у друштво применом закона донетог 1964. г, Аризона репаблик наводи, истице да да у јужним државама није било значајнијег отпора интеграцији. Међутим, цак <text:s/>иако узмемо у обзир цињеницу да је интеграција била процес ида се није могла одвити моментално, па самим тим наведене известаје аризоне не можемо у потпуности одбацити као нетацане јер је током тог процеса морало бити подразумеваних препрека, стиче се утисак да је писање Аризоне о том проблему био превише оптимистично. Наравн оовако формулисан известај аризона репаблика омогуцава листу да створи привид објективности а да притом ипак истакне јузњацко друство у <text:soft-page-break/>позитивном светлу, јер сама дефиниција “знацајнијег отпора” арбитразна И подлозна субјективном тумацењу. </text:p>
      <text:p text:style-name="P1"><text:tab/>Потпуно другацији утисак стицемо цитајуци ЛА Тајмс који писе о истој теми. У неколико цланака новинари листа нагласавају да итекако постоје ресторани који одбијају да услузе афро американце, али И о хапшењима афро-американаца који су покушавали да спроведу законом гарантована права, као и о отпору становништва манифестованог кроз одбијања да их услузе до нападе на квартове у којима су афро-американци живели. Лист ипак не настоји да приказе потпуно за афро американце безнадезну ситуацију, истицуци И уцесталост хапсења лица која су врсила нападе на афро американце. </text:p>
      <text:p text:style-name="P1">С обзиром на то да оба листа приказују потпуно различиту ситуацију, можемо претпоставити да је истина била нешто између. Свакако да је закон допринео побољшању, када је положај афро-американаца у питању, али он није могао бити драстично побољсан након тако кратког временског периода.</text:p>
      <text:p text:style-name="P2"><text:tab/>Имајући то у виду, не може бити изненађујуће да је критика јужњачког друштва најмање присутна у коришћеном „јужњачком“ медију, Аризона репаблику. Иако сама држава Аризона није била једна од такозваних узданица сегрегације, аутори листа се нису бавили анализом „јужњачког“ друштва и њиховог односа према жртвама, напротив. У Репаблику можемо наћи текстове аутора који, може се отворено рећи, правдају однос „јужњака“ према афро-американцима честим скретањем пажње на дефакто сегрегационизам севера, као и односа власти према демонстрантима у Њујорку. То,међутим, не би требалонипошто разумети као одбрану сегрегационизма, већ само као покушај апологије „јужњака“.</text:p>
      <text:p text:style-name="P1">У преостала два медија моземо приметити потпуно другације тенденције. Слицно како је у Аризона репаблику негативна слика Кинга јацала у интензитету како је конфликт ескалирао, тако је И у Њујорк тајмсу слика јузњацког друства пратила слицан тренд. Како је покрет за грађанска права у том моменту трајао већ скоро деценију, дубља анализа „јужњачког друштва на самом почетку 1965. је изостала, те виђење медија можемо разматрати само кроз описивање одређених догађаја. Томе је свакако допринела и привидна незаинтересованост јавности Селме за протесте. Инциденти у којима су учествовали цивили били су ретки, те је и фокус медија био више усмерен ка шерифу Кларку. Све до првог вецег инцидента када је досло до пуцања И рањавања Џимија Лија џексона, персонификација јузњацког друства био је управо сериф Џејмс Кларк. Описивању њрга као сегрегационисте И детаљног описивања његових акција није стварала слику само о њему као појединцу, сама цињеница да је он изабрани званицник, као И <text:soft-page-break/>инсистирање на његовој популарности, насупрот лицности Вилсона Бејкера који је приказан као умерењак, давала је итекако слику о окрузењу које је Кларка довело на ту позицију. </text:p>
      <text:p text:style-name="P1"><text:tab/>Иако је у зизу медија досао несто касније, тек када је покрет изнео планове о марсу ка Монтгомерију, слицно се мозе реци И за гувернера Алабаме Џорџа Валаса који је 1965 слузио први од своја три мандата. Мозе се реци да је валас био продукт своје околине исто колико је био спреман да јој подилази. У свом цланку у ком анализира потезе Џорџа Валаса новинра Аризона Репаблика, У тој анализи новинар се фокусира на све успехе Валаса као политицара И генерално, аргументовано, хвали његове способности, али уз констатацију да је своје ставове подредио борби за политицки рејтинг. Та цињецица, дакле, говори знатно висе о самим бирацима, односно о друству Алабаме него о самом Валасу те одатле И епитет који му ЛА тајмс даје – Врховни сегрегациониста.</text:p>
      <text:p text:style-name="P2"><text:tab/>Узимајуци све наведенои у обзир моземо адектватно анализирати констатацију новинара Аризона репаблика који је тврдио да цак иако би се афро американци изборили укидање тестова за гласање, И омогуцили целој заједници да гласа, то не би ниста променило, јер би глобално, у целој федерацији јос увек били знацајна мањина. Тај аргумент ипак губи на валидности када узмемо у обзир примере Валаса И Кларка. Јасно је да је страх од губитка политицке моци на локалном, дрзавном И окрузном нивоу, где су афро американци могли бити вецина, био итекако присутан, како наводи и новинар ЛА Тајмса. <text:s/>То је свакако, уз <text:s/>политицке победе које је донела 1964. година И акцију у току 1965. појацавало нетрплејивост белацког становниства. </text:p>
      <text:p text:style-name="P3"><text:tab/>Конацно, 18. фебруара. 1965. припадници покрета успели су да изазову реакцију становниства алабаме којој су се надали од самог поцетка протеста. . Током једног од ноцних маресева које су припадници покрета организовали досло је до првог насилног разбијања протеста од њиховог поцетка у јануару. Током овог протеста досло је до рањавања једног од припадника покрета и прве зртве протеста за право гласа, Џимија Лија џексона који је ранама подлегао неколико дана касније. Догађај је наравно пренет у сва три листа, али је ниво посвецене пазње и самом тумацењу варирао. Цитајуци цланке посвецене овом догађају у Аризона репаблику и ла тајмсу стицемо утисак да је ово био тек један у низу слицних догађаја, те да је оваква еслаклација насиља готово свакодневница, пре свега због недостатка детаља о самом догађају. Томе свакако допиноси и писање Њујорк тајмса. Сам нацин понасања припадника полиције, али и локалног становниства постао је тема пре свега Њујорк Тајмса циј је новинар који се током догађаја налазио у Маријону, где је протест организован. У свом драматицном, и за Тајмс карактеристицно препуном детаља, цланку у ком описује догађаје те <text:soft-page-break/>вецери новинар је покусао да цитаоцима прузи конацну слику јузнајцког сегрегационисте који је показао своје право лице. Тајмс је овом приликом то цинио кроз висе наврата, дакле кроз директне описе насилног понасања локалног становниста, уз описивање њиховог наорузања и милитантности. Овакве индискретне методе приказа јузњацког становниства међутим нису биле једине којима су се медији слузили, напротив, изузетно полупларна, несто дискретнија метода била је осликавање становниства кроз методе умереног званицника Вилсона Бејкера. Ова методе међутим нису у својој ефектноси једнаке, цак би се могло тврдити да је друга била знатно ефектнија, наиме приказујуци Јузњацко становниство као насилинике би увек могло изазвати код циталаца утисак да је то само мали процента становниства, који је спреман да врси директно насиље, међутим друга метода указује да ни делови популације који нису директно уцествовали у насиљу заправо нису не расиситцки део алабаме. Само један од примера дискретније методе је негодовање становниства при покусајима вилсона бејкера да на миран нацин заустави протестанте. <text:tab/>Може се рећи да је Ла тајмс, без сумње, била новина која је највише схватала значај друштва Југа за положај афро-американаца. У прилог томе говори цињеница да је управо овај лист из највише углова посматрао тај проблем а <text:s/>један од таквих примера јесте интервјуисање 3 јужњачка пастора, притом имајући у виду значај цркве и њен утицај.) Интервју је обављен са пасторима различитих виђења, односно са интеграционистом, сегрегационистом и умерењекаом ( умерањаком или нешто друго) без додавања мишљења новинара, тако да је аутор текста само избором цитата сваког пастора, могао читаоцу приближити слику друштва Алабаме. Мада се не бави примерима застрашивања у истој мери као и Њујорк тајмс, у једном моменту то сасвим јасно илуструју. Наиме, током преношења вести о Кинговој посети Камдену, када истичу храброст људи међу којима се налазе и ратни ветерани који стоје у реду за регистрацију, стављајући <text:s/>је у контраст са застрашеним афро-американцима који су у страху да се нађу у Кинговој близини.</text:p>
      <text:p text:style-name="P1"><text:tab/>Овај лист је догађајима који су се одвили посветио далеко висе пазње, не бавеци се само самим протестом вец и користеци насталу ситуацију да цитаоцима приказу полозај афро американаца из угла једне афро америцке породице. У тренутку када је досло до првог покусаја марса од селме ка монтгомерију сви покусаји медија, пре свега њујорк тајмса, да осликају оцигледни расизам јузњака конацно постају излисни услед његове оцигледне манифестације у свакако најнасилније догађају током протеста за право гласа. Након овог догађаја, долази до промене правца у медијима, сматрајуци да је напокон поента коју су покусавали да доакзу оцигледна. Нови фокус Њујорк и Лос анђелес тајмса је сада био на приказивању порекла <text:soft-page-break/>расизма који се манифестовао 7. марта на мосту Едмунд Петус. Потврда за наведено је и сам приступ током описа трагедија које су уследиле, односно убиства пастора Џејмса Риба и Виоле Лиузо <text:s/>који су страдали од стране екстремних јузњацких сегрегациониста. Ови догађаји су свакако били адекватно пропрацени, али је њихово преносење сведено висе на описе самих околности него сто је су садрзали критике становниства. У оквирy ове теме моземо опет приметити извесне разлике у приступу медија теми иако су ти приступи били знатно билизи него у било којој ситуацији до тада. Са становиста Њујорк тајмса Та аналиyа подразумевала је предоцавање цитаоцима не само тренутни однос белацког становниства према афро-американцима, вец корене тог односа. У том за тајмс не карактеристицном цланку у ком сада у првом плану нису просто детаљи који описују тренутне догађаје, аутор цланка посматрајући историју расизма у Селми, новинар Тајмса долази до закључка да су становници града у тој мери навикли на расизам да га заправо и не препознају. Он том чињеницом нипошто не правда њихово понашање, нити показује емпатију, напротив, указује на то да их је расизам толико постао део фоклора америцког југа, да је друство учинио толико неосетљивим према полозају афро амеруканаца <text:s/>да су били потпуно неспособни да препознају да сами изазивају проблем са којим су суоцени, вец да <text:s/>кривицу за догађаје траже у странима агитаторима, <text:s/>ван граница државе. Коначно, према <text:s/>„плавокосим и плавооким јужњацима“, како их новинари Тајмса описују, могло би се рећи са извесним инсинуацијама, показују гађење, заљење уместо љутње. Ла тајмс је са друге стране поново знатно дубље усо у анализу проблема. Њихов циљ није био само да цитаоцима предоци однос белацког становниства вец се бавио свим социо-економским факторима који су утицали на формирање полозаја афро американаца. На послетку би требало поменути, да ни један лист није настојао да друштво Селме као и америчког југа представи као хомогену масу сегрегациониста. Они су свакако преносили вести о протестима локалних белаца против дискриминације афро-американаца, али је томе придавано знатно мање пажње, јер је друга, сегрегационистичка страна била знатно активнија и бројнија.</text:p>
      <text:p text:style-name="P1"/>
      <text:p text:style-name="P1"><text:s text:c="2"/></text:p>
      <text:p text:style-name="P1"/>
      <text:p text:style-name="P2"><text:s/></text:p>
      <text:p text:style-name="P1">ово за слику јузњака </text:p>
      <text:p text:style-name="P1"><text:tab/>Ноц пуцања на џексона И касније<text:tab/> <text:s text:c="6"/></text:p>
      <text:p text:style-name="P1"/>
      <text:p text:style-name="P1"><text:soft-page-break/><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4:29:20.202000000</meta:creation-date>
    <dc:date>2018-12-19T14:33:06.902000000</dc:date>
    <meta:editing-duration>PT3M47S</meta:editing-duration>
    <meta:editing-cycles>1</meta:editing-cycles>
    <meta:document-statistic meta:table-count="0" meta:image-count="0" meta:object-count="0" meta:page-count="6" meta:paragraph-count="18" meta:word-count="1931" meta:character-count="12758" meta:non-whitespace-character-count="10802"/>
    <meta:generator>LibreOffice/6.1.4.2$Windows_X86_64 LibreOffice_project/9d0f32d1f0b509096fd65e0d4bec26ddd1938fd3</meta:generator>
  </office:meta>
</office:document-meta>
</file>